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rt 1</text:span></text:p>
      <text:p text:style-name="P1"/>
      <text:p text:style-name="Standard"><text:span text:style-name="T2">Pseudocode:</text:span></text:p>
      <text:p text:style-name="Standard"><text:span text:style-name="T3">Decimal to Binary</text:span></text:p>
      <text:p text:style-name="Standard">string <text:s/>decToBin(int input) </text:p>
      <text:p text:style-name="Standard">{</text:p>
      <text:p text:style-name="Standard"><text:s text:c="4"/>string binNum = "";</text:p>
      <text:p text:style-name="Standard"><text:s text:c="4"/>while(decNum &gt;0)</text:p>
      <text:p text:style-name="Standard"><text:s text:c="4"/>{</text:p>
      <text:p text:style-name="Standard"><text:s text:c="8"/>int remainder = decNum mod 2;</text:p>
      <text:p text:style-name="Standard"><text:s text:c="8"/>binNum += to_string(remainder);</text:p>
      <text:p text:style-name="Standard"><text:s text:c="8"/>decNum = decNum / 2;</text:p>
      <text:p text:style-name="Standard"><text:s text:c="4"/>}</text:p>
      <text:p text:style-name="Standard"><text:s text:c="4"/></text:p>
      <text:p text:style-name="Standard"><text:s text:c="4"/>int j = 0;</text:p>
      <text:p text:style-name="Standard"><text:s text:c="4"/>int i = 0;</text:p>
      <text:p text:style-name="Standard"><text:s text:c="4"/>for (j = size of binNum - 1, i = 0; i &lt;= j; j--, i++)</text:p>
      <text:p text:style-name="Standard"><text:s text:c="4"/>{</text:p>
      <text:p text:style-name="Standard"><text:s text:c="8"/>int tmp = binNum[j];</text:p>
      <text:p text:style-name="Standard"><text:s text:c="8"/>binNum[j] = binNum[i];</text:p>
      <text:p text:style-name="Standard"><text:soft-page-break/><text:s text:c="8"/>binNum[i] = tmp;</text:p>
      <text:p text:style-name="Standard"><text:s text:c="4"/>}</text:p>
      <text:p text:style-name="Standard"><text:s text:c="3"/></text:p>
      <text:p text:style-name="Standard"><text:s text:c="4"/>return binNum;</text:p>
      <text:p text:style-name="Standard">}</text:p>
      <text:p text:style-name="Standard"/>
      <text:p text:style-name="Standard"><text:span text:style-name="T3">Binary to Decimal</text:span></text:p>
      <text:p text:style-name="Standard">string binToDec(int binNum)</text:p>
      <text:p text:style-name="Standard">{</text:p>
      <text:p text:style-name="Standard"><text:s text:c="4"/>int decVal = 0; </text:p>
      <text:p text:style-name="Standard"><text:s text:c="2"/></text:p>
      <text:p text:style-name="Standard"><text:s text:c="4"/>int baseVal = 1; </text:p>
      <text:p text:style-name="Standard"><text:s text:c="2"/></text:p>
      <text:p text:style-name="Standard"><text:s text:c="4"/>int length = size of binNum; </text:p>
      <text:p text:style-name="Standard"><text:s text:c="4"/>for (int i = length - 1; i &gt;= 0; i--) { </text:p>
      <text:p text:style-name="Standard"><text:s text:c="8"/>if (binNum[i] == '1') </text:p>
      <text:p text:style-name="Standard"><text:s text:c="12"/>decVal = decVal + baseVal; </text:p>
      <text:p text:style-name="Standard"><text:s text:c="8"/>baseVal = baseVal * 2; </text:p>
      <text:p text:style-name="Standard"><text:s text:c="4"/>} </text:p>
      <text:p text:style-name="Standard"><text:s text:c="4"/>return decVal; </text:p>
      <text:p text:style-name="Standard">} </text:p>
      <text:p text:style-name="Standard"><text:soft-page-break/></text:p>
      <text:p text:style-name="Standard"/>
      <text:p text:style-name="Standard"><text:span text:style-name="T3">Decimal to Hexadecimal</text:span></text:p>
      <text:p text:style-name="Standard">string decToHex(int decNum)</text:p>
      <text:p text:style-name="Standard">{</text:p>
      <text:p text:style-name="Standard"><text:s text:c="4"/>string hex = “”;</text:p>
      <text:p text:style-name="Standard"/>
      <text:p text:style-name="Standard"><text:s text:c="4"/>while decNum != 0</text:p>
      <text:p text:style-name="Standard"><text:s text:c="4"/>{</text:p>
      <text:p text:style-name="Standard"><text:s text:c="8"/>int remainder = 0;</text:p>
      <text:p text:style-name="Standard"/>
      <text:p text:style-name="Standard"><text:s text:c="8"/>char ch;</text:p>
      <text:p text:style-name="Standard"><text:s text:c="8"/>remainder = decNum mod 16;</text:p>
      <text:p text:style-name="Standard"><text:s text:c="8"/></text:p>
      <text:p text:style-name="Standard"><text:s text:c="8"/>if remainder &lt; 10</text:p>
      <text:p text:style-name="Standard"><text:s text:c="8"/>{</text:p>
      <text:p text:style-name="Standard"><text:s text:c="12"/>ch = remainder + 48; </text:p>
      <text:p text:style-name="Standard"><text:s text:c="8"/>}</text:p>
      <text:p text:style-name="Standard"><text:s text:c="8"/>else </text:p>
      <text:p text:style-name="Standard"><text:s text:c="8"/>{</text:p>
      <text:p text:style-name="Standard"><text:s text:c="12"/>ch = remainder + 55;</text:p>
      <text:p text:style-name="Standard"><text:soft-page-break/><text:s text:c="8"/>}</text:p>
      <text:p text:style-name="Standard"/>
      <text:p text:style-name="Standard"><text:s text:c="8"/>hex = hex + ch;</text:p>
      <text:p text:style-name="Standard"><text:s text:c="8"/>decNum = decNum / 16;</text:p>
      <text:p text:style-name="Standard"><text:s text:c="4"/>}</text:p>
      <text:p text:style-name="Standard"><text:s text:c="4"/>reverse hex;</text:p>
      <text:p text:style-name="Standard"/>
      <text:p text:style-name="Standard"><text:s text:c="4"/>return hex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3">Hexadecimal to Decimal</text:span></text:p>
      <text:p text:style-name="Standard">int hexToDec(string hexVal)</text:p>
      <text:p text:style-name="Standard">{</text:p>
      <text:p text:style-name="Standard"><text:s text:c="4"/>int length = size of hexVal;</text:p>
      <text:p text:style-name="Standard"><text:s text:c="4"/>int baseVal = 1;</text:p>
      <text:p text:style-name="Standard"><text:s text:c="4"/>int decVal = 0;</text:p>
      <text:p text:style-name="Standard"><text:s text:c="4"/></text:p>
      <text:p text:style-name="Standard"><text:s text:c="4"/>for(int i = length - 1;i &gt;= 0;i = i - 1)</text:p>
      <text:p text:style-name="Standard"><text:s text:c="4"/>{</text:p>
      <text:p text:style-name="Standard"><text:s text:c="8"/>if hexVal[i] &gt;= ‘0’ and hexVal[i] &lt;= ‘9’</text:p>
      <text:p text:style-name="Standard"><text:s text:c="8"/>{</text:p>
      <text:p text:style-name="Standard"><text:s text:c="12"/>decVal = decVal + ((hexVal[i] - 48) * baseVal);</text:p>
      <text:p text:style-name="Standard"><text:s text:c="12"/>baseVal = baseVal * 16;</text:p>
      <text:p text:style-name="Standard"><text:s text:c="8"/>}</text:p>
      <text:p text:style-name="Standard"><text:s text:c="8"/>else if hexVal[i] &gt;= ‘A’ and hexVal[i] &lt;= ‘F’</text:p>
      <text:p text:style-name="Standard"><text:s text:c="8"/>{</text:p>
      <text:p text:style-name="Standard"><text:s text:c="12"/>decVal = decVal + ((hexVal[i] - 55) * baseVal)</text:p>
      <text:p text:style-name="Standard"><text:soft-page-break/><text:s text:c="12"/>baseVal = baseVal * 16;</text:p>
      <text:p text:style-name="Standard"><text:s text:c="8"/>}</text:p>
      <text:p text:style-name="Standard"><text:s text:c="4"/>}</text:p>
      <text:p text:style-name="Standard"><text:s text:c="4"/>return decVal;</text:p>
      <text:p text:style-name="Standard">}</text:p>
      <text:p text:style-name="Standard"/>
      <text:p text:style-name="Standard"><text:span text:style-name="T3">Binary to Hexadecimal</text:span></text:p>
      <text:p text:style-name="Standard"><text:span text:style-name="T4">string hexToBin(string input)</text:span></text:p>
      <text:p text:style-name="Standard"><text:span text:style-name="T4">{</text:span></text:p>
      <text:p text:style-name="Standard"><text:span text:style-name="T4"><text:s text:c="4"/>int decEquivalent = hexToDec(hexNum);</text:span></text:p>
      <text:p text:style-name="Standard"><text:span text:style-name="T4"><text:s text:c="4"/>string binNum = decToBin(decEquivalent);</text:span></text:p>
      <text:p text:style-name="Standard"><text:span text:style-name="T4"><text:s text:c="4"/>return binNum;</text:span></text:p>
      <text:p text:style-name="Standard"><text:span text:style-name="T4">}</text:span></text:p>
      <text:p text:style-name="P2"/>
      <text:p text:style-name="Standard"><text:span text:style-name="T3">Binary to Hexadecimal</text:span></text:p>
      <text:p text:style-name="P2"/>
      <text:p text:style-name="Standard"><text:span text:style-name="T4">string defineMapStruct(defaultMap&lt;string, character&gt; dm)</text:span></text:p>
      <text:p text:style-name="Standard"><text:span text:style-name="T4">{</text:span></text:p>
      <text:p text:style-name="Standard"><text:span text:style-name="T4"><text:s text:c="4"/>int decEquivalent = binToDec(binNum);</text:span></text:p>
      <text:p text:style-name="Standard"><text:span text:style-name="T4"><text:s text:c="4"/>string hexNum = decToHex(decEquivalent);</text:span></text:p>
      <text:p text:style-name="Standard"><text:span text:style-name="T4"><text:s text:c="4"/>return hexNum;</text:span></text:p>
      <text:p text:style-name="Standard"><text:soft-page-break/><text:span text:style-name="T4">}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99" meta:word-count="310" meta:character-count="1984" meta:non-whitespace-character-count="1308"/>
    <meta:generator>LibreOfficeDev/6.0.5.2$Linux_X86_64 LibreOffice_project/</meta:generator>
  </office:meta>
</office:document-meta>
</file>